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2" svg:font-family="CMR12"/>
    <style:font-face style:name="FreeSans1" svg:font-family="FreeSans"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Liberation Serif" fo:font-size="14pt" officeooo:paragraph-rsid="001172c2" style:font-size-asian="14pt" style:font-size-complex="14pt"/>
    </style:style>
    <style:style style:name="P2" style:family="paragraph" style:parent-style-name="Standard">
      <style:text-properties style:font-name="Liberation Serif" fo:font-size="14pt" officeooo:rsid="001172c2" officeooo:paragraph-rsid="001172c2" style:font-size-asian="14pt" style:font-size-complex="14pt"/>
    </style:style>
    <style:style style:name="P3" style:family="paragraph" style:parent-style-name="Standard">
      <style:paragraph-properties fo:text-align="justify" style:justify-single-word="false"/>
      <style:text-properties style:font-name="Liberation Serif" fo:font-size="14pt" officeooo:rsid="001172c2" officeooo:paragraph-rsid="001172c2" style:font-size-asian="14pt" style:font-size-complex="14pt"/>
    </style:style>
    <style:style style:name="P4" style:family="paragraph" style:parent-style-name="Standard" style:list-style-name="WW8Num1">
      <style:text-properties style:font-name="Liberation Serif" fo:font-size="14pt" officeooo:paragraph-rsid="001172c2" style:font-size-asian="14pt" style:font-size-complex="14pt"/>
    </style:style>
    <style:style style:name="P5" style:family="paragraph" style:parent-style-name="Standard">
      <style:text-properties style:font-name="Liberation Serif" fo:font-size="14pt" officeooo:paragraph-rsid="001172c2" style:font-name-asian="CMR12" style:font-size-asian="14pt" style:font-name-complex="CMR12" style:font-size-complex="14pt"/>
    </style:style>
    <style:style style:name="P6" style:family="paragraph" style:parent-style-name="Standard" style:list-style-name="WW8Num1">
      <style:paragraph-properties fo:text-align="justify" style:justify-single-word="false"/>
      <style:text-properties style:font-name="Liberation Serif" fo:font-size="14pt" officeooo:rsid="001172c2" officeooo:paragraph-rsid="001172c2" style:font-name-asian="CMR12" style:font-size-asian="14pt" style:font-name-complex="CMR12" style:font-size-complex="14pt"/>
    </style:style>
    <style:style style:name="P7" style:family="paragraph" style:parent-style-name="Standard">
      <style:paragraph-properties fo:text-align="justify" style:justify-single-word="false"/>
      <style:text-properties style:font-name="Liberation Serif" fo:font-size="14pt" officeooo:rsid="001172c2" officeooo:paragraph-rsid="001172c2" style:font-name-asian="CMR12" style:font-size-asian="14pt" style:font-name-complex="CMR12" style:font-size-complex="14pt"/>
    </style:style>
    <style:style style:name="P8" style:family="paragraph" style:parent-style-name="Standard">
      <style:paragraph-properties fo:text-align="justify" style:justify-single-word="false"/>
      <style:text-properties style:font-name="Liberation Serif" fo:font-size="14pt" fo:font-weight="bold" officeooo:rsid="001172c2" officeooo:paragraph-rsid="001172c2" style:font-name-asian="CMR12" style:font-size-asian="14pt" style:font-weight-asian="bold" style:font-name-complex="CMR12" style:font-size-complex="14pt" style:font-weight-complex="bold"/>
    </style:style>
    <style:style style:name="P9" style:family="paragraph" style:parent-style-name="Standard">
      <style:paragraph-properties fo:text-align="justify" style:justify-single-word="false"/>
      <style:text-properties style:font-name="Liberation Serif" fo:font-size="14pt" fo:font-weight="normal" officeooo:rsid="001172c2" officeooo:paragraph-rsid="00117c36" style:font-name-asian="CMR12" style:font-size-asian="14pt" style:font-weight-asian="normal" style:font-name-complex="CMR12" style:font-size-complex="14pt" style:font-weight-complex="normal"/>
    </style:style>
    <style:style style:name="P10" style:family="paragraph" style:parent-style-name="Standard">
      <style:paragraph-properties fo:text-align="justify" style:justify-single-word="false"/>
      <style:text-properties style:font-name="Liberation Serif" fo:font-size="14pt" fo:font-weight="normal" officeooo:rsid="00117c36" officeooo:paragraph-rsid="00117c36" style:font-name-asian="CMR12" style:font-size-asian="14pt" style:font-weight-asian="normal" style:font-name-complex="CMR12" style:font-size-complex="14pt" style:font-weight-complex="normal"/>
    </style:style>
    <style:style style:name="T1" style:family="text">
      <style:text-properties style:font-name="Verdana" fo:font-size="10.5pt" style:font-size-asian="10.5pt" style:font-name-complex="Verdana1" style:font-size-complex="10.5pt"/>
    </style:style>
    <style:style style:name="T2" style:family="text">
      <style:text-properties style:font-name="Verdana" fo:font-size="10.5pt" style:font-size-asian="10.5pt" style:font-size-complex="10.5pt"/>
    </style:style>
    <style:style style:name="T3" style:family="text">
      <style:text-properties style:font-name="Verdana" fo:font-size="10.5pt" fo:font-weight="bold" style:font-size-asian="10.5pt" style:font-weight-asian="bold" style:font-size-complex="10.5pt" style:font-weight-complex="bold"/>
    </style:style>
    <style:style style:name="T4" style:family="text">
      <style:text-properties style:font-name-asian="CMR12" style:font-name-complex="CMR12"/>
    </style:style>
    <style:style style:name="T5" style:family="text">
      <style:text-properties officeooo:rsid="001172c2" style:font-name-asian="CMR12" style:font-name-complex="CMR12"/>
    </style:style>
    <style:style style:name="T6" style:family="text">
      <style:text-properties fo:font-weight="bold" style:font-name-asian="CMR12" style:font-weight-asian="bold" style:font-name-complex="CMR12"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17c36"/>
    </style:style>
    <style:style style:name="T10" style:family="text">
      <style:text-properties fo:font-size="10.5pt" style:font-size-asian="10.5pt" style:font-name-complex="Verdana1" style:font-size-complex="10.5pt"/>
    </style:style>
    <style:style style:name="T11" style:family="text">
      <style:text-properties fo:font-size="10.5pt" style:font-size-asian="10.5pt" style:font-size-complex="10.5pt"/>
    </style:style>
    <style:style style:name="T12" style:family="text">
      <style:text-properties fo:font-size="10.5pt" fo:font-weight="bold" style:font-size-asian="10.5pt" style:font-weight-asian="bold" style:font-size-complex="10.5pt" style:font-weight-complex="bold"/>
    </style:style>
    <style:style style:name="T13" style:family="text">
      <style:text-properties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k Prediction</text:p>
      <text:p text:style-name="P2"/>
      <text:p text:style-name="P2">Problem Statement:</text:p>
      <text:p text:style-name="P2"/>
      <text:p text:style-name="P3"><text:span text:style-name="T13">To apply efficient link prediction algorithms to uncover developer relations and to predict future outcomes.</text:span></text:p>
      <text:p text:style-name="P3"/>
      <text:p text:style-name="P1">DataSet</text:p>
      <text:list xml:id="list2080773155163482630" text:style-name="WW8Num1">
        <text:list-item>
          <text:p text:style-name="P4">Co-authorship data: This <text:span text:style-name="T4">dataset contains Authors where the they are represented by the unique author's ID's. A relation exist between two author ID's only if both have coauthored a book. Each author can be involved in writing more than one book. In the graph format authors are represented by nodes or vertices and the relations between them are represented by the presence of edge between them. This is an undirected graph having 757 vertices and 1000 edges. </text:span></text:p>
        </text:list-item>
        <text:list-item>
          <text:p text:style-name="P6"><text:span text:style-name="T13">Email Communication Data: This dataset contains the IDs of individuals who are actively involved in a communication network via email. A relation between two IDs exist if any one of the two individuals communicate through email. In the graph format, individuals are represented by nodes or vertices and the relations between them are represented by the presence of edge between them. This is a directed graph having 1133 vertices and 10903 edges.</text:span></text:p>
        </text:list-item>
      </text:list>
      <text:p text:style-name="P7"/>
      <text:p text:style-name="P5">Pseudocode/Algorithm</text:p>
      <text:p text:style-name="P1"><text:span text:style-name="T6">Data </text:span><text:span text:style-name="T4">: </text:span><text:span text:style-name="T5">W</text:span><text:span text:style-name="T4">eighted RawDataFrame</text:span></text:p>
      <text:p text:style-name="P7"><text:span text:style-name="T7">Result</text:span> : <text:s/>Edges with corresponding similarity scores</text:p>
      <text:p text:style-name="P7"/>
      <text:p text:style-name="P7"><text:span text:style-name="T7">Step 1</text:span> : Convert the data frame into graphs . Directed or undirected based on the data.</text:p>
      <text:p text:style-name="P7"><text:span text:style-name="T7">Step 2</text:span> : Remove all self loops and repeated edges.</text:p>
      <text:p text:style-name="P8">Step 3: <text:span text:style-name="T8">Compute probabilities of existence and non-existence of any link in the graph</text:span></text:p>
      <text:p text:style-name="P8">Step 4: <text:span text:style-name="T8">Compute clusters using fast greedy approach</text:span></text:p>
      <text:p text:style-name="P8">Step 5: <text:span text:style-name="T8">Given a non existent link,</text:span></text:p>
      <text:p text:style-name="P8"><text:span text:style-name="T8"><text:tab/><text:tab/>a) Compute total number of common neighbours</text:span></text:p>
      <text:p text:style-name="P8"><text:span text:style-name="T8"><text:tab/><text:tab/>b) Compute number of common neighbours within common groups</text:span></text:p>
      <text:p text:style-name="P8"><text:span text:style-name="T8"><text:tab/><text:tab/>c) Determine from a) and b) the number of common neighbours outside of <text:tab/><text:tab/><text:tab/>common groups</text:span></text:p>
      <text:p text:style-name="P8">Step 6: <text:span text:style-name="T8">Compute the similarity score</text:span></text:p>
      <text:p text:style-name="P8">Step 7: <text:span text:style-name="T8">Sort all the edges in the decreasing order of their similarity scores</text:span></text:p>
      <text:p text:style-name="P8"/>
      <text:p text:style-name="P8"><text:span text:style-name="T8">Procedure:</text:span></text:p>
      <text:p text:style-name="P9">Given a weighted social network dataset, link prediction can be performed by using the structural properties of the network and community information of the nodes <text:span text:style-name="T9">present in the network. <text:s/>This process is performed using R software which is a data mining tool for Big data. R packages such as igraph, sna, proxy are used. A feature rich, weighted social </text:span><text:soft-page-break/><text:span text:style-name="T9">network dataset is taken as the input. It is converted into graph with no self loops and repeated edges. To obtain community information of the nodes in the graph, a fast greedy algorithm is applied. The probabilities of e</text:span>xistence and non-existence of any link in the graph <text:span text:style-name="T9">is computed. Now, given any non-existent link, the number of common neighbours within and outside of common groups and the total number of common neighbours is computed. Using the parameters computed above a similarity score is assigned to every non-existent link. All the links are sorted in the decreasing order of their similarity score.</text:span></text:p>
      <text:p text:style-name="P9"/>
      <text:p text:style-name="P10">Results:</text:p>
      <text:p text:style-name="P10"/>
      <text:p text:style-name="P10">PLEASE INCLUDE THIS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2" svg:font-family="CMR12"/>
    <style:font-face style:name="FreeSans1" svg:font-family="FreeSans"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text-properties fo:font-size="14pt" style:font-name-asian="CMR12" style:font-family-asian="CMR12" style:font-size-asian="14pt" style:font-name-complex="CMR12" style:font-family-complex="CMR12"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22:25:11.158902662</meta:creation-date>
    <dc:date>2016-04-22T22:51:13.989545897</dc:date>
    <meta:editing-duration>PT10M19S</meta:editing-duration>
    <meta:editing-cycles>1</meta:editing-cycles>
    <meta:document-statistic meta:table-count="0" meta:image-count="0" meta:object-count="0" meta:page-count="2" meta:paragraph-count="23" meta:word-count="456" meta:character-count="2785" meta:non-whitespace-character-count="2342"/>
    <meta:generator>LibreOffice/4.2.8.2$Linux_X86_64 LibreOffice_project/420m0$Build-2</meta:generator>
  </office:meta>
</office:document-meta>
</file>